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an Scribe or Whatever</text:h>
      <text:p text:style-name="P1"/>
      <text:p text:style-name="P2">Allows a script to take control of the 'SCRIBE' option in the 'Magic' menu. <text:s/>You can cause the option to appear or not appear and you can rename the option and its 'Hot-Key'.</text:p>
      <text:p text:style-name="P2"/>
      <text:h text:style-name="Heading_20_1" text:outline-level="1">Context</text:h>
      <text:p text:style-name="Text_20_body"/>
      <text:p text:style-name="Text_20_body">Character – The character being viewed</text:p>
      <text:p text:style-name="Text_20_body">Class – the class of the character being viewed</text:p>
      <text:p text:style-name="Text_20_body"/>
      <text:h text:style-name="Heading_20_1" text:outline-level="1">Hook Parameters</text:h>
      <text:p text:style-name="Text_20_body"/>
      <text:p text:style-name="Text_20_body">Hook parameter[5] is initially set to “”. <text:s/>If you want a menu option to be displayed, you should set hook parameter [5] to the text you wish to display.</text:p>
      <text:p text:style-name="Text_20_body"/>
      <text:p text:style-name="Text_20_body">Hook parameter [6] defines the 'Hot-Key' for the menu option. <text:s/>It is the index ( 0, 1, 2, …) of the letter within the menu option text. <text:s/>Setting it to -1 will suppress any hot-key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11-30T18:20:23.39</meta:creation-date>
    <dc:date>2010-12-01T10:08:03.55</dc:date>
    <dc:creator>Paul Stevens</dc:creator>
    <meta:editing-duration>PT00H03M00S</meta:editing-duration>
    <meta:editing-cycles>1</meta:editing-cycles>
    <meta:generator>OpenOffice.org/3.2$Win32 OpenOffice.org_project/320m18$Build-9502</meta:generator>
    <meta:document-statistic meta:table-count="0" meta:image-count="0" meta:object-count="0" meta:page-count="1" meta:paragraph-count="8" meta:word-count="121" meta:character-count="635"/>
  </office:meta>
</office:document-meta>
</file>